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uguroku, is it? A fine choice.</text:p>
          </table:table-cell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Even I have a chance of victory
in this game!!</text:p>
          </table:table-cell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 office:value-type="string">
            <text:p>I even made this one by hand, myself! Let
us enjoy it to our heart's content!!</text:p>
          </table:table-cell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let us begin at once.</text:p>
          </table:table-cell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 office:value-type="string">
            <text:p>You may go first.</text:p>
          </table:table-cell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Fufufu... enjoy that arrogance while you
still can...!!</text:p>
          </table:table-cell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 office:value-type="string">
            <text:p>【Skip a turn】</text:p>
          </table:table-cell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Move forward two spaces】</text:p>
          </table:table-cell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Move backward five spaces】</text:p>
          </table:table-cell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nother die】</text:p>
          </table:table-cell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Skip two turns】</text:p>
          </table:table-cell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Warp to the next lane】</text:p>
          </table:table-cell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Return to the start】</text:p>
          </table:table-cell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s many dice as you like】</text:p>
          </table:table-cell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?!! What is this?!! How are you so much
luckier than me?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 office:value-type="string">
            <text:p>Why?! Why?!?!</text:p>
          </table:table-cell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what you call a competitive edge.</text:p>
          </table:table-cell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 office:value-type="string">
            <text:p>I'm afraid to say that it's my win, should
I get at least a three next turn.</text:p>
          </table:table-cell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-A-And I have to return to the start?!
Give me a breeeak!!!</text:p>
          </table:table-cell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purely luck, so there's nothing I
can do...</text:p>
          </table:table-cell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 office:value-type="string">
            <text:p>Now, I'm rolling.</text:p>
          </table:table-cell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 office:value-type="string">
            <text:p>Two... is it. Well, I'll reach the goal
next turn, so it's no issue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 office:value-type="string">
            <text:p>...Hm? This space...</text:p>
          </table:table-cell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ah!! This space is the ultimate trap I
laid for Visti!!)</text:p>
          </table:table-cell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Drink ten cups of tea and hold your pee
for six hours before moving to the goal.
If you can't, return to the beginning.】</text:p>
          </table:table-cell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 office:value-type="string">
            <text:p>What kind of instructions are these...?</text:p>
          </table:table-cell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Kukuku...! This will surely put a stop to
Visti's steady march to victory!</text:p>
          </table:table-cell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 office:value-type="string">
            <text:p>Now she will have to return to the beginning
and start over again from square one!</text:p>
          </table:table-cell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, I shall prepare the tea.</text:p>
          </table:table-cell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 office:value-type="string">
            <text:p>You, wha— are you serious?!</text:p>
          </table:table-cell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as the instructions say.</text:p>
          </table:table-cell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that's impossible no matter how you look
at it! Get real and return to the start,
would you?!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no problem. I'm quite confident
that I can overcome this.</text:p>
          </table:table-cell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F-From how self-confident she's been all
this time, I think she's serious...)</text:p>
          </table:table-cell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 office:value-type="string">
            <text:p>(Oh, well, she won't be able to last two
hours, anyway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4T15:15:50+02:00</meta:creation-date>
    <dc:date>2020-06-14T15:15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